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Calibri" svg:font-family="Calibri, sans-serif"/>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200%"/>
      <style:text-properties officeooo:rsid="00153d0c"/>
    </style:style>
    <style:style style:name="P2" style:family="paragraph" style:parent-style-name="Text_20_body">
      <style:paragraph-properties fo:line-height="200%"/>
      <style:text-properties officeooo:rsid="001706b8" officeooo:paragraph-rsid="001706b8"/>
    </style:style>
    <style:style style:name="T1" style:family="text">
      <style:text-properties style:font-name="Times New Roman" fo:font-size="12pt"/>
    </style:style>
    <style:style style:name="T2" style:family="text">
      <style:text-properties style:font-name="Times New Roman" fo:font-size="12pt" officeooo:rsid="0012991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Because I have worked in the manufacturing industry for 6 years this is the subject area that I will be choosing. In many different companies especially in automotive manufacturing a great deal of the machines are operated and driven my robotics. This robots are computer controlled internally running off an external CPU. These external CPU's can be used to make changes, edit programs, and conduct maintenance on the robotics. Python is used due to the flexibility that it offers. Such commands are used to reset robots. IN my experience I have seen this used to move robot welder swing arms back into its home (start position) very easily.</text:span></text:p>
      <text:p text:style-name="P1"><text:span text:style-name="T2"/></text:p>
      <text:p text:style-name="P2"><text:span text:style-name="T2">T</text:span><text:span text:style-name="T1">here are lots of fascinating articles about python and robotoics. My husband is interested in entering this field locally, as there’s a lot of manufacturing and robotics in our little town. Do you find that they python is using a specific library to interface with the robotics, or is the python executing precomipled C or C++ modules? </text:span></text:p>
      <text:p text:style-name="P2"><text:span text:style-name="T1">Robotics with Python Raspberry Pi and GoPiGo Introduction</text:span></text:p>
      <text:p text:style-name="P2"><text:span text:style-name="T1">https://pythonprogramming.net/robotics-raspberry-pi-tutorial-gopigo-introduction/</text:span></text:p>
      <text:p text:style-name="P2"><text:span text:style-name="T1">Learning Robotics Using Python</text:span></text:p>
      <text:p text:style-name="P2"><text:span text:style-name="T1">http://learn-robotics.com/</text:span></text:p>
      <text:p text:style-name="P2"><text:span text:style-name="T1">Student Robotics: Documentation: Python</text:span></text:p>
      <text:p text:style-name="P2"><text:span text:style-name="T1">https://www.studentrobotics.org/docs/programming/python/</text:span></text:p>
      <text:p text:style-name="P2"><text:span text:style-name="T1">What is the Best Programming Language for Robotics?</text:span></text:p>
      <text:p text:style-name="P2"><text:span text:style-name="T1">https://blog.robotiq.com/what-is-the-best-programming-language-for-robotics</text:span></text:p>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Calibri" svg:font-family="Calibri, sans-serif"/>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 S</meta:initial-creator>
    <meta:creation-date>2018-11-17T19:40:38.441752425</meta:creation-date>
    <dc:date>2018-11-17T21:36:54.006936711</dc:date>
    <dc:creator>E S</dc:creator>
    <meta:editing-duration>PT37M41S</meta:editing-duration>
    <meta:editing-cycles>7</meta:editing-cycles>
    <meta:generator>LibreOffice/6.0.6.2$Linux_X86_64 LibreOffice_project/00m0$Build-2</meta:generator>
    <meta:document-statistic meta:table-count="0" meta:image-count="0" meta:object-count="0" meta:page-count="1" meta:paragraph-count="10" meta:word-count="193" meta:character-count="1394" meta:non-whitespace-character-count="1210"/>
  </office:meta>
</office:document-meta>
</file>